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6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,398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,151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,066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,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,74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,252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,115</text:p>
          </table:table-cell>
          <table:table-cell/>
          <table:table-cell office:value-type="string">
            <text:p>T=4 I=2 B=50</text:p>
          </table:table-cell>
          <table:table-cell office:value-type="float" office:value="0.254">
            <text:p>0,25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,425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,614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,248</text:p>
          </table:table-cell>
          <table:table-cell/>
          <table:table-cell office:value-type="string">
            <text:p>T=8 I=3 B=50</text:p>
          </table:table-cell>
          <table:table-cell office:value-type="float" office:value="0.282">
            <text:p>0,28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,241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,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,298</text:p>
          </table:table-cell>
          <table:table-cell/>
          <table:table-cell office:value-type="string">
            <text:p>T=16 I=4 B=50</text:p>
          </table:table-cell>
          <table:table-cell office:value-type="float" office:value="0.607">
            <text:p>0,6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,159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3">
            <text:p>0,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4">
            <text:p>0,0194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403">
            <text:p>0,0403</text:p>
          </table:table-cell>
          <table:table-cell/>
          <table:table-cell office:value-type="string">
            <text:p>T=2 I=1</text:p>
          </table:table-cell>
          <table:table-cell office:value-type="float" office:value="0.00299">
            <text:p>0,0029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,0102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221">
            <text:p>0,0221</text:p>
          </table:table-cell>
          <table:table-cell/>
          <table:table-cell office:value-type="string">
            <text:p>T=4 I=2</text:p>
          </table:table-cell>
          <table:table-cell office:value-type="float" office:value="0.0037">
            <text:p>0,003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,00658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534">
            <text:p>0,00534</text:p>
          </table:table-cell>
          <table:table-cell/>
          <table:table-cell office:value-type="string">
            <text:p>T=8 I=3</text:p>
          </table:table-cell>
          <table:table-cell office:value-type="float" office:value="0.00769">
            <text:p>0,0076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,0268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59">
            <text:p>0,059</text:p>
          </table:table-cell>
          <table:table-cell/>
          <table:table-cell office:value-type="string">
            <text:p>T=16 I=4</text:p>
          </table:table-cell>
          <table:table-cell office:value-type="float" office:value="0.035">
            <text:p>0,035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,0205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267">
            <text:p>0,0267</text:p>
          </table:table-cell>
          <table:table-cell table:number-columns-repeated="9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8.296">
            <text:p>8,296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421">
            <text:p>0,421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,292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,129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float" office:value="4.03">
            <text:p>4,0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,794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,627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,32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2.464">
            <text:p>2,464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,392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,421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,629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1.864">
            <text:p>1,86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,714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,393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,14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1.246">
            <text:p>1,246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,0273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01">
            <text:p>0,00201</text:p>
          </table:table-cell>
          <table:table-cell/>
          <table:table-cell office:value-type="string">
            <text:p>T=2 I=1</text:p>
          </table:table-cell>
          <table:table-cell office:value-type="float" office:value="0.00338">
            <text:p>0,00338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,028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3">
            <text:p>0,0023</text:p>
          </table:table-cell>
          <table:table-cell/>
          <table:table-cell office:value-type="string">
            <text:p>T=4 I=2</text:p>
          </table:table-cell>
          <table:table-cell office:value-type="float" office:value="0.00677">
            <text:p>0,00677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,0067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">
            <text:p>0,004</text:p>
          </table:table-cell>
          <table:table-cell/>
          <table:table-cell office:value-type="string">
            <text:p>T=8 I=3</text:p>
          </table:table-cell>
          <table:table-cell office:value-type="float" office:value="0.00652">
            <text:p>0,00652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,0037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166">
            <text:p>0,0166</text:p>
          </table:table-cell>
          <table:table-cell/>
          <table:table-cell office:value-type="string">
            <text:p>T=16 I=4</text:p>
          </table:table-cell>
          <table:table-cell office:value-type="float" office:value="0.00889">
            <text:p>0,0088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,00264</text:p>
          </table:table-cell>
          <table:table-cell table:number-columns-repeated="9"/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0.0028">
            <text:p>0,0028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.0188</text:p>
          </table:table-cell>
          <table:table-cell office:value-type="string">
            <text:p>0.0185</text:p>
          </table:table-cell>
          <table:table-cell office:value-type="string">
            <text:p>0.0187</text:p>
          </table:table-cell>
          <table:table-cell table:number-columns-repeated="7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0.0124</text:p>
          </table:table-cell>
          <table:table-cell office:value-type="string">
            <text:p>0.010322</text:p>
          </table:table-cell>
          <table:table-cell table:number-columns-repeated="8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0.00636</text:p>
          </table:table-cell>
          <table:table-cell office:value-type="string">
            <text:p>0.00718</text:p>
          </table:table-cell>
          <table:table-cell office:value-type="string">
            <text:p>0.0167</text:p>
          </table:table-cell>
          <table:table-cell office:value-type="string">
            <text:p>0.014</text:p>
          </table:table-cell>
          <table:table-cell office:value-type="string">
            <text:p>0.0065</text:p>
          </table:table-cell>
          <table:table-cell office:value-type="string">
            <text:p>0.0507</text:p>
          </table:table-cell>
          <table:table-cell table:number-columns-repeated="4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0.0895</text:p>
          </table:table-cell>
          <table:table-cell office:value-type="string">
            <text:p>0.00541</text:p>
          </table:table-cell>
          <table:table-cell office:value-type="string">
            <text:p>0.0797</text:p>
          </table:table-cell>
          <table:table-cell office:value-type="string">
            <text:p>0.00638</text:p>
          </table:table-cell>
          <table:table-cell office:value-type="string">
            <text:p>0.0596</text:p>
          </table:table-cell>
          <table:table-cell office:value-type="string">
            <text:p>0.0528</text:p>
          </table:table-cell>
          <table:table-cell table:number-columns-repeated="4"/>
        </table:table-row>
        <table:table-row table:style-name="ro4">
          <table:table-cell office:value-type="float" office:value="16">
            <text:p>16</text:p>
          </table:table-cell>
          <table:table-cell/>
          <table:table-cell office:value-type="string">
            <text:p>0.0187</text:p>
          </table:table-cell>
          <table:table-cell office:value-type="string">
            <text:p>0.0218</text:p>
          </table:table-cell>
          <table:table-cell office:value-type="string">
            <text:p>0.0336</text:p>
          </table:table-cell>
          <table:table-cell office:value-type="string">
            <text:p>0.0222</text:p>
          </table:table-cell>
          <table:table-cell office:value-type="string">
            <text:p>0.0213</text:p>
          </table:table-cell>
          <table:table-cell table:number-columns-repeated="4"/>
        </table:table-row>
      </table:table>
      <table:table table:name="Blad2" table:style-name="ta1">
        <table:shapes>
          <draw:frame draw:z-index="0" draw:style-name="gr1" svg:width="10.452cm" svg:height="5.879cm" svg:x="13.436cm" svg:y="1.069cm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191cm" svg:height="5.732cm" svg:x="25.031cm" svg:y="1.309cm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2.845cm" svg:height="5.68cm" svg:x="36.237cm" svg:y="1.494cm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0.006cm" svg:height="5.628cm" svg:x="1.2cm" svg:y="1.176cm">
            <draw:object draw:notify-on-update-of-ranges="Sheet1.A4:Sheet1.A9 Sheet1.B3:Sheet1.B3 Sheet1.B4:Sheet1.B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867cm" svg:height="5.28cm" svg:x="1.199cm" svg:y="8.561cm">
            <draw:object draw:notify-on-update-of-ranges="Sheet1.A13:Sheet1.A18 Sheet1.B12:Sheet1.B12 Sheet1.B13:Sheet1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9.895cm" svg:height="5.157cm" svg:x="13.407cm" svg:y="8.827cm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3.381cm" svg:height="5.013cm" svg:x="25.894cm" svg:y="8.961cm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shapes>
          <draw:frame draw:z-index="0" draw:style-name="gr2" draw:text-style-name="P1" svg:width="15.999cm" svg:height="8.999cm" svg:x="0cm" svg:y="0cm">
            <draw:object draw:notify-on-update-of-ranges="Sheet1.A25:Sheet1.A25 Sheet1.A26:Sheet1.A30 Sheet1.B25:Sheet1.B25 Sheet1.B26:Sheet1.B3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2" draw:text-style-name="P1" svg:width="15.999cm" svg:height="8.999cm" svg:x="16.455cm" svg:y="0cm">
            <draw:object draw:notify-on-update-of-ranges="Sheet1.D25:Sheet1.D25 Sheet1.D26:Sheet1.D29 Sheet1.E25:Sheet1.E25 Sheet1.E26:Sheet1.E2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2" draw:text-style-name="P1" svg:width="15.999cm" svg:height="8.999cm" svg:x="33.906cm" svg:y="0cm">
            <draw:object draw:notify-on-update-of-ranges="Sheet1.G25:Sheet1.G25 Sheet1.G26:Sheet1.G29 Sheet1.H25:Sheet1.H25 Sheet1.H26:Sheet1.H2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2" draw:text-style-name="P1" svg:width="15.999cm" svg:height="8.999cm" svg:x="51.666cm" svg:y="0cm">
            <draw:object draw:notify-on-update-of-ranges="Sheet1.J25:Sheet1.J25 Sheet1.J26:Sheet1.J29 Sheet1.K25:Sheet1.K25 Sheet1.K26:Sheet1.K2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2" draw:text-style-name="P1" svg:width="15.999cm" svg:height="8.999cm" svg:x="0.068cm" svg:y="9.566cm">
            <draw:object draw:notify-on-update-of-ranges="Sheet1.A34:Sheet1.A34 Sheet1.A35:Sheet1.A40 Sheet1.B34:Sheet1.B34 Sheet1.B35:Sheet1.B40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2" draw:text-style-name="P1" svg:width="15.999cm" svg:height="8.999cm" svg:x="16.517cm" svg:y="9.752cm">
            <draw:object draw:notify-on-update-of-ranges="Sheet1.D34:Sheet1.D34 Sheet1.D35:Sheet1.D38 Sheet1.E34:Sheet1.E34 Sheet1.E35:Sheet1.E3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2" draw:text-style-name="P1" svg:width="15.999cm" svg:height="8.999cm" svg:x="34.328cm" svg:y="9.779cm">
            <draw:object draw:notify-on-update-of-ranges="Sheet1.G34:Sheet1.G34 Sheet1.G35:Sheet1.G38 Sheet1.H34:Sheet1.H34 Sheet1.H35:Sheet1.H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00-00-00</text:date>, <text:time style:data-style-name="N2" text:time-value="0000-00-00T10:39:52.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19:57:52</meta:creation-date>
    <dc:date>2013-05-15T13:35:51.46</dc:date>
    <meta:editing-duration>PT6H17M17S</meta:editing-duration>
    <meta:editing-cycles>11</meta:editing-cycles>
    <meta:generator>LibreOffice/4.0.0.3$Windows_x86 LibreOffice_project/7545bee9c2a0782548772a21bc84a9dcc583b89</meta:generator>
    <meta:document-statistic meta:table-count="3" meta:cell-count="18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4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5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01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G25:Sheet1.H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6.456cm" svg:y="7.993cm" chart:style-name="ch6">
              <text:p>Radius (pixels)</text:p>
            </chart:title>
            <chart:categories table:cell-range-address="Sheet1.G26:Sheet1.G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H26:Sheet1.H29" chart:label-cell-address="Sheet1.H25:Sheet1.H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25:Sheet1.H25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26:Sheet1.G29</svg:desc>
                </draw:g>
              </table:table-cell>
              <table:table-cell office:value-type="float" office:value="0.292">
                <text:p>0.292</text:p>
                <draw:g>
                  <svg:desc>Sheet1.H26:Sheet1.H29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93">
                <text:p>3.3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J25:Sheet1.K29" chart:data-source-has-labels="both" svg:x="1.358cm" svg:y="1.635cm" svg:width="12.506cm" svg:height="6.177cm">
          <chartooo:coordinate-region svg:x="2.085cm" svg:y="1.847cm" svg:width="11.779cm" svg:height="5.292cm"/>
          <chart:axis chart:dimension="x" chart:name="primary-x" chart:style-name="ch5" chartooo:axis-type="auto">
            <chartooo:date-scale/>
            <chart:title svg:x="5.53cm" svg:y="7.993cm" chart:style-name="ch6">
              <text:p>Threads, image size, radius</text:p>
            </chart:title>
            <chart:categories table:cell-range-address="Sheet1.J26:Sheet1.J29"/>
          </chart:axis>
          <chart:axis chart:dimension="y" chart:name="primary-y" chart:style-name="ch7">
            <chart:title svg:x="0.451cm" svg:y="5.389cm" chart:style-name="ch8">
              <text:p>Tims (s)</text:p>
            </chart:title>
            <chart:grid chart:style-name="ch9" chart:class="major"/>
          </chart:axis>
          <chart:series chart:style-name="ch10" chart:values-cell-range-address="Sheet1.K26:Sheet1.K29" chart:label-cell-address="Sheet1.K25:Sheet1.K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25:Sheet1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26:Sheet1.J29</svg:desc>
                </draw:g>
              </table:table-cell>
              <table:table-cell office:value-type="float" office:value="1.129">
                <text:p>1.129</text:p>
                <draw:g>
                  <svg:desc>Sheet1.K26:Sheet1.K29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7cm" svg:y="0.316cm" chart:style-name="ch2">
          <text:p>Threshold</text:p>
        </chart:title>
        <chart:legend chart:legend-position="end" svg:x="14.504cm" svg:y="4.188cm" style:legend-expansion="high" chart:style-name="ch3"/>
        <chart:plot-area chart:style-name="ch4" table:cell-range-address="Sheet1.A34:Sheet1.B40" chart:data-source-has-labels="both" svg:x="1.358cm" svg:y="1.635cm" svg:width="12.506cm" svg:height="6.177cm">
          <chartooo:coordinate-region svg:x="2.456cm" svg:y="1.847cm" svg:width="11.408cm" svg:height="5.292cm"/>
          <chart:axis chart:dimension="x" chart:name="primary-x" chart:style-name="ch5" chartooo:axis-type="auto">
            <chartooo:date-scale/>
            <chart:title svg:x="6.945cm" svg:y="7.993cm" chart:style-name="ch6">
              <text:p>Threads</text:p>
            </chart:title>
            <chart:categories table:cell-range-address="Sheet1.A35:Sheet1.A40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35:Sheet1.B40" chart:label-cell-address="Sheet1.B34:Sheet1.B3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5:Sheet1.A40</svg:desc>
                </draw:g>
              </table:table-cell>
              <table:table-cell office:value-type="float" office:value="0.0273">
                <text:p>0.0273</text:p>
                <draw:g>
                  <svg:desc>Sheet1.B35:Sheet1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8">
                <text:p>0.00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7cm" svg:y="0.316cm" chart:style-name="ch2">
          <text:p>Threshold</text:p>
        </chart:title>
        <chart:legend chart:legend-position="end" svg:x="14.504cm" svg:y="4.188cm" style:legend-expansion="high" chart:style-name="ch3"/>
        <chart:plot-area chart:style-name="ch4" table:cell-range-address="Sheet1.D34:Sheet1.E38" chart:data-source-has-labels="both" svg:x="1.358cm" svg:y="1.635cm" svg:width="12.506cm" svg:height="6.177cm">
          <chartooo:coordinate-region svg:x="2.456cm" svg:y="1.847cm" svg:width="11.408cm" svg:height="5.292cm"/>
          <chart:axis chart:dimension="x" chart:name="primary-x" chart:style-name="ch5" chartooo:axis-type="auto">
            <chartooo:date-scale/>
            <chart:title svg:x="7.117cm" svg:y="7.993cm" chart:style-name="ch6">
              <text:p>Pixels</text:p>
            </chart:title>
            <chart:categories table:cell-range-address="Sheet1.D35:Sheet1.D38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E35:Sheet1.E38" chart:label-cell-address="Sheet1.E34:Sheet1.E3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4:Sheet1.E34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35:Sheet1.D38</svg:desc>
                </draw:g>
              </table:table-cell>
              <table:table-cell office:value-type="float" office:value="0.00201">
                <text:p>0.00201</text:p>
                <draw:g>
                  <svg:desc>Sheet1.E35:Sheet1.E38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166">
                <text:p>0.016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77cm" svg:y="0.316cm" chart:style-name="ch2">
          <text:p>Threshold</text:p>
        </chart:title>
        <chart:legend chart:legend-position="end" svg:x="14.504cm" svg:y="4.188cm" style:legend-expansion="high" chart:style-name="ch3"/>
        <chart:plot-area chart:style-name="ch4" table:cell-range-address="Sheet1.G34:Sheet1.H38" chart:data-source-has-labels="both" svg:x="1.358cm" svg:y="1.635cm" svg:width="12.506cm" svg:height="6.177cm">
          <chartooo:coordinate-region svg:x="2.456cm" svg:y="1.847cm" svg:width="11.408cm" svg:height="5.292cm"/>
          <chart:axis chart:dimension="x" chart:name="primary-x" chart:style-name="ch5" chartooo:axis-type="auto">
            <chartooo:date-scale/>
            <chart:title svg:x="6.072cm" svg:y="7.993cm" chart:style-name="ch6">
              <text:p>Threads, image size</text:p>
            </chart:title>
            <chart:categories table:cell-range-address="Sheet1.G35:Sheet1.G38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H35:Sheet1.H38" chart:label-cell-address="Sheet1.H34:Sheet1.H3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4:Sheet1.H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35:Sheet1.G38</svg:desc>
                </draw:g>
              </table:table-cell>
              <table:table-cell office:value-type="float" office:value="0.00338">
                <text:p>0.00338</text:p>
                <draw:g>
                  <svg:desc>Sheet1.H35:Sheet1.H38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677">
                <text:p>0.00677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652">
                <text:p>0.00652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0889">
                <text:p>0.008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4cm" svg:y="-0.16cm" chart:style-name="ch2">
          <text:p>Treshold</text:p>
        </chart:title>
        <chart:plot-area chart:style-name="ch3" table:cell-range-address="Sheet1.A12:Sheet1.B18" chart:data-source-has-labels="both" svg:x="0.415cm" svg:y="0.406cm" svg:width="9.172cm" svg:height="4.45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6cm" chart:style-name="ch5">
              <text:p>Threads</text:p>
            </chart:title>
            <chart:categories table:cell-range-address="Sheet1.A13:Sheet1.A18"/>
          </chart:axis>
          <chart:axis chart:dimension="y" chart:name="primary-y" chart:style-name="ch6">
            <chart:title svg:x="-0.111cm" svg:y="3.265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8" chart:label-cell-address="Sheet1.B12:Sheet1.B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8</svg:desc>
                </draw:g>
              </table:table-cell>
              <table:table-cell office:value-type="float" office:value="0.0194">
                <text:p>0.0194</text:p>
                <draw:g>
                  <svg:desc>Sheet1.B13:Sheet1.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67">
                <text:p>0.0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4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8cm" svg:y="5.253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6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7cm" svg:y="-0.142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7cm" svg:y="3.813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607">
                <text:p>0.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.001cm" chart:style-name="ch2">
          <text:p>Blur</text:p>
        </chart:title>
        <chart:plot-area chart:style-name="ch3" table:cell-range-address="Sheet1.A3:Sheet1.B9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2cm" chart:style-name="ch5">
              <text:p>Threads</text:p>
            </chart:title>
            <chart:categories table:cell-range-address="Sheet1.A4:Sheet1.A9"/>
          </chart:axis>
          <chart:axis chart:dimension="y" chart:name="primary-y" chart:style-name="ch6">
            <chart:title svg:x="0.001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9</svg:desc>
                </draw:g>
              </table:table-cell>
              <table:table-cell office:value-type="float" office:value="1.398">
                <text:p>1.398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3cm" svg:y="0.001cm" chart:style-name="ch2">
          <text:p>Threshold</text:p>
        </chart:title>
        <chart:plot-area chart:style-name="ch3" table:cell-range-address="Sheet1.D12:Sheet1.E16" chart:data-source-has-labels="both" svg:x="0.671cm" svg:y="0.568cm" svg:width="8.827cm" svg:height="3.985cm">
          <chartooo:coordinate-region svg:x="1.583cm" svg:y="0.78cm" svg:width="7.915cm" svg:height="3.1cm"/>
          <chart:axis chart:dimension="x" chart:name="primary-x" chart:style-name="ch4" chartooo:axis-type="auto">
            <chartooo:date-scale/>
            <chart:title svg:x="4.818cm" svg:y="4.571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.001cm" svg:y="3.298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403">
                <text:p>0.0403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534">
                <text:p>0.0053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xlink:type="simple" chart:class="chart:bar" chart:style-name="ch1">
        <chart:title svg:x="5.668cm" svg:y="-0.008cm" chart:style-name="ch2">
          <text:p>Threshold</text:p>
        </chart:title>
        <chart:plot-area chart:style-name="ch3" table:cell-range-address="Sheet1.G12:Sheet1.H16" chart:data-source-has-labels="both" svg:x="2.356cm" svg:y="0.545cm" svg:width="9.849cm" svg:height="4.144cm">
          <chartooo:coordinate-region svg:x="3.268cm" svg:y="0.757cm" svg:width="8.937cm" svg:height="3.259cm"/>
          <chart:axis chart:dimension="x" chart:name="primary-x" chart:style-name="ch4" chartooo:axis-type="text">
            <chart:categories table:cell-range-address="Sheet1.G13:Sheet1.G16"/>
          </chart:axis>
          <chart:axis chart:dimension="y" chart:name="primary-y" chart:style-name="ch5">
            <chart:title svg:x="0.137cm" svg:y="3.401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12:Sheet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</text:p>
                <draw:g>
                  <svg:desc>Sheet1.G13:Sheet1.G16</svg:desc>
                </draw:g>
              </table:table-cell>
              <table:table-cell office:value-type="float" office:value="0.00299">
                <text:p>0.00299</text:p>
                <draw:g>
                  <svg:desc>Sheet1.H13:Sheet1.H16</svg:desc>
                </draw:g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769">
                <text:p>0.00769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A25:Sheet1.B30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6.945cm" svg:y="7.993cm" chart:style-name="ch6">
              <text:p>Threads</text:p>
            </chart:title>
            <chart:categories table:cell-range-address="Sheet1.A26:Sheet1.A30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B26:Sheet1.B30" chart:label-cell-address="Sheet1.B25:Sheet1.B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25:Sheet1.B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6:Sheet1.A30</svg:desc>
                </draw:g>
              </table:table-cell>
              <table:table-cell office:value-type="float" office:value="8.296">
                <text:p>8.296</text:p>
                <draw:g>
                  <svg:desc>Sheet1.B26:Sheet1.B3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246">
                <text:p>1.2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33cm" svg:y="0.316cm" chart:style-name="ch2">
          <text:p>Blur</text:p>
        </chart:title>
        <chart:legend chart:legend-position="end" svg:x="14.504cm" svg:y="4.188cm" style:legend-expansion="high" chart:style-name="ch3"/>
        <chart:plot-area chart:style-name="ch4" table:cell-range-address="Sheet1.D25:Sheet1.E29" chart:data-source-has-labels="both" svg:x="1.358cm" svg:y="1.635cm" svg:width="12.506cm" svg:height="6.177cm">
          <chartooo:coordinate-region svg:x="1.794cm" svg:y="1.847cm" svg:width="12.07cm" svg:height="5.292cm"/>
          <chart:axis chart:dimension="x" chart:name="primary-x" chart:style-name="ch5" chartooo:axis-type="auto">
            <chartooo:date-scale/>
            <chart:title svg:x="7.117cm" svg:y="7.993cm" chart:style-name="ch6">
              <text:p>Pixels</text:p>
            </chart:title>
            <chart:categories table:cell-range-address="Sheet1.D26:Sheet1.D29"/>
          </chart:axis>
          <chart:axis chart:dimension="y" chart:name="primary-y" chart:style-name="ch7">
            <chart:title svg:x="0.451cm" svg:y="5.389cm" chart:style-name="ch8">
              <text:p>Time (s)</text:p>
            </chart:title>
            <chart:grid chart:style-name="ch9" chart:class="major"/>
          </chart:axis>
          <chart:series chart:style-name="ch10" chart:values-cell-range-address="Sheet1.E26:Sheet1.E29" chart:label-cell-address="Sheet1.E25:Sheet1.E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26:Sheet1.D29</svg:desc>
                </draw:g>
              </table:table-cell>
              <table:table-cell office:value-type="float" office:value="0.421">
                <text:p>0.421</text:p>
                <draw:g>
                  <svg:desc>Sheet1.E26:Sheet1.E29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714">
                <text:p>5.7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